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family="'Lucida Console'" style:font-family-generic="modern" style:font-pitch="fixed" fo:font-size="6pt"/>
    </style:style>
    <style:style style:name="P5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6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9pt"/>
    </style:style>
    <style:style style:name="P8" style:family="paragraph">
      <style:paragraph-properties fo:margin-left="0cm" fo:margin-right="0cm" fo:text-align="center" fo:text-indent="0cm"/>
      <style:text-properties fo:font-size="6pt"/>
    </style:style>
    <style:style style:name="T1" style:family="text">
      <style:text-properties fo:font-size="12pt"/>
    </style:style>
    <style:style style:name="T2" style:family="text">
      <style:text-properties fo:font-family="'Lucida Console'" style:font-family-generic="modern" style:font-pitch="fixed" fo:font-size="6pt"/>
    </style:style>
    <style:style style:name="T3" style:family="text">
      <style:text-properties fo:font-family="'Lucida Console'" style:font-family-generic="modern" style:font-pitch="fixed" fo:font-size="6pt"/>
    </style:style>
    <style:style style:name="T4" style:family="text">
      <style:text-properties fo:font-size="9pt"/>
    </style:style>
    <style:style style:name="T5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id="id1" draw:layer="layout" svg:width="4.5cm" svg:height="2.5cm" svg:x="6.5cm" svg:y="6.25cm">
            <text:p text:style-name="P1">Supanoïd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3" draw:id="id4" draw:layer="layout" svg:width="3.75cm" svg:height="1.5cm" svg:x="1.5cm" svg:y="11.75cm">
            <text:p text:style-name="P1"><text:span text:style-name="T1">Moteur</text:span></text:p>
            <text:p text:style-name="P1"><text:span text:style-name="T1">physiqu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3" draw:id="id3" draw:layer="layout" svg:width="3.75cm" svg:height="1.5cm" svg:x="6cm" svg:y="11.75cm">
            <text:p text:style-name="P1"><text:span text:style-name="T1">Organisation</text:span></text:p>
            <text:p text:style-name="P1"><text:span text:style-name="T1"><text:s/></text:span><text:span text:style-name="T1">des donnée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3" draw:id="id2" draw:layer="layout" svg:width="3.75cm" svg:height="1.5cm" svg:x="10.5cm" svg:y="11.75cm">
            <text:p text:style-name="P1"><text:span text:style-name="T1">Interface</text:span></text:p>
            <text:p text:style-name="P1"><text:span text:style-name="T1">utilisateur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3" draw:id="id5" draw:layer="layout" svg:width="3.75cm" svg:height="1.5cm" svg:x="15cm" svg:y="11.75cm">
            <text:p text:style-name="P1"><text:span text:style-name="T1">Communication et </text:span></text:p>
            <text:p text:style-name="P1"><text:span text:style-name="T1">paramétra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8.749cm" svg:y1="8.75cm" svg:x2="12.374cm" svg:y2="11.75cm" draw:start-shape="id1" draw:start-glue-point="6" draw:end-shape="id2" draw:end-glue-point="4">
            <text:p/>
          </draw:connector>
          <draw:connector draw:style-name="gr2" draw:text-style-name="P2" draw:layer="layout" draw:type="line" svg:x1="8.749cm" svg:y1="8.75cm" svg:x2="7.874cm" svg:y2="11.75cm" draw:start-shape="id1" draw:start-glue-point="6" draw:end-shape="id3" draw:end-glue-point="4">
            <text:p/>
          </draw:connector>
          <draw:connector draw:style-name="gr2" draw:text-style-name="P2" draw:layer="layout" draw:type="line" svg:x1="8.749cm" svg:y1="8.75cm" svg:x2="3.374cm" svg:y2="11.75cm" draw:start-shape="id1" draw:start-glue-point="6" draw:end-shape="id4" draw:end-glue-point="4">
            <text:p/>
          </draw:connector>
          <draw:connector draw:style-name="gr2" draw:text-style-name="P2" draw:layer="layout" draw:type="line" svg:x1="8.749cm" svg:y1="8.75cm" svg:x2="16.874cm" svg:y2="11.75cm" draw:start-shape="id1" draw:start-glue-point="6" draw:end-shape="id5" draw:end-glue-point="4">
            <text:p/>
          </draw:connector>
          <draw:custom-shape draw:style-name="gr1" draw:text-style-name="P2" draw:id="id6" draw:layer="layout" svg:width="4.5cm" svg:height="2.5cm" svg:x="7.25cm" svg:y="16cm">
            <text:p text:style-name="P1">Objet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3.374cm" svg:y1="13.25cm" svg:x2="9.499cm" svg:y2="16cm" draw:start-shape="id4" draw:start-glue-point="6" draw:end-shape="id6" draw:end-glue-point="4">
            <text:p/>
          </draw:connector>
          <draw:connector draw:style-name="gr2" draw:text-style-name="P2" draw:layer="layout" draw:type="line" svg:x1="7.874cm" svg:y1="13.25cm" svg:x2="9.499cm" svg:y2="16cm" draw:start-shape="id3" draw:start-glue-point="6" draw:end-shape="id6" draw:end-glue-point="4">
            <text:p/>
          </draw:connector>
          <draw:connector draw:style-name="gr2" draw:text-style-name="P2" draw:layer="layout" draw:type="line" svg:x1="12.374cm" svg:y1="13.25cm" svg:x2="9.499cm" svg:y2="16cm" draw:start-shape="id2" draw:start-glue-point="6" draw:end-shape="id6" draw:end-glue-point="4">
            <text:p/>
          </draw:connector>
          <draw:connector draw:style-name="gr2" draw:text-style-name="P2" draw:layer="layout" draw:type="line" svg:x1="16.874cm" svg:y1="13.25cm" svg:x2="9.499cm" svg:y2="16cm" draw:start-shape="id5" draw:start-glue-point="6" draw:end-shape="id6" draw:end-glue-point="4">
            <text:p/>
          </draw:connector>
        </draw:g>
      </draw:page>
      <draw:page draw:name="page2" draw:style-name="dp1" draw:master-page-name="Standard">
        <draw:g>
          <draw:rect draw:style-name="gr3" draw:text-style-name="P4" draw:layer="layout" svg:width="16.25cm" svg:height="1.25cm" svg:x="2.5cm" svg:y="7.5cm">
            <text:p text:style-name="P1"><text:span text:style-name="T2">modifierpropriete[dernierobjettypenom[(raquette:raquette:0)],couche,chaine_concatener[reel_somme[1,2],argument[1]]];</text:span></text:p>
          </draw:rect>
          <draw:rect draw:style-name="gr3" draw:text-style-name="P4" draw:layer="layout" svg:width="6.75cm" svg:height="1.25cm" svg:x="1.75cm" svg:y="10.25cm">
            <text:p text:style-name="P1"><text:span text:style-name="T2">dernierobjettypenom[(raquette:raquette:0)]</text:span></text:p>
          </draw:rect>
          <draw:rect draw:style-name="gr3" draw:text-style-name="P4" draw:layer="layout" svg:width="7cm" svg:height="1.25cm" svg:x="11.25cm" svg:y="10.25cm">
            <text:p text:style-name="P1"><text:span text:style-name="T3">chaine_concatener[reel_somme[1,2],argument[1]]</text:span></text:p>
          </draw:rect>
          <draw:rect draw:style-name="gr3" draw:text-style-name="P4" draw:layer="layout" svg:width="4.5cm" svg:height="1.25cm" svg:x="16.5cm" svg:y="12.75cm">
            <text:p text:style-name="P1"><text:span text:style-name="T2">argument[1]</text:span></text:p>
          </draw:rect>
          <draw:line draw:style-name="gr2" draw:text-style-name="P2" draw:layer="layout" svg:x1="7cm" svg:y1="8.75cm" svg:x2="5.25cm" svg:y2="10.25cm">
            <text:p/>
          </draw:line>
          <draw:line draw:style-name="gr2" draw:text-style-name="P2" draw:layer="layout" svg:x1="14cm" svg:y1="8.75cm" svg:x2="14.25cm" svg:y2="10.25cm">
            <text:p/>
          </draw:line>
          <draw:rect draw:style-name="gr3" draw:text-style-name="P4" draw:layer="layout" svg:width="4.75cm" svg:height="1.25cm" svg:x="11cm" svg:y="12.75cm">
            <text:p text:style-name="P1"><text:span text:style-name="T3">reel_somme[1,2]</text:span></text:p>
          </draw:rect>
          <draw:line draw:style-name="gr2" draw:text-style-name="P2" draw:layer="layout" svg:x1="13.75cm" svg:y1="11.5cm" svg:x2="11.5cm" svg:y2="12.75cm">
            <text:p/>
          </draw:line>
          <draw:line draw:style-name="gr2" draw:text-style-name="P2" draw:layer="layout" svg:x1="16.75cm" svg:y1="11.5cm" svg:x2="17.25cm" svg:y2="12.75cm">
            <text:p/>
          </draw:line>
          <draw:rect draw:style-name="gr4" draw:text-style-name="P5" draw:layer="layout" svg:width="4.75cm" svg:height="1.25cm" svg:x="11cm" svg:y="15cm">
            <text:p text:style-name="P1"><text:span text:style-name="T3">3</text:span></text:p>
          </draw:rect>
          <draw:rect draw:style-name="gr4" draw:text-style-name="P5" draw:layer="layout" svg:width="4.5cm" svg:height="1.25cm" svg:x="16.5cm" svg:y="15cm">
            <text:p text:style-name="P1"><text:span text:style-name="T2">2</text:span></text:p>
          </draw:rect>
          <draw:rect draw:style-name="gr3" draw:text-style-name="P4" draw:layer="layout" svg:width="7cm" svg:height="1.25cm" svg:x="12cm" svg:y="17.25cm">
            <text:p text:style-name="P1"><text:span text:style-name="T3">chaine_concatener[3,2]</text:span></text:p>
          </draw:rect>
          <draw:line draw:style-name="gr2" draw:text-style-name="P2" draw:layer="layout" svg:x1="13cm" svg:y1="14cm" svg:x2="13cm" svg:y2="15cm">
            <text:p/>
          </draw:line>
          <draw:line draw:style-name="gr2" draw:text-style-name="P2" draw:layer="layout" svg:x1="18.25cm" svg:y1="14cm" svg:x2="18.25cm" svg:y2="15cm">
            <text:p/>
          </draw:line>
          <draw:rect draw:style-name="gr4" draw:text-style-name="P5" draw:layer="layout" svg:width="4cm" svg:height="1.25cm" svg:x="11.5cm" svg:y="19.25cm">
            <text:p text:style-name="P1"><text:span text:style-name="T3">32</text:span></text:p>
          </draw:rect>
          <draw:line draw:style-name="gr2" draw:text-style-name="P2" draw:layer="layout" svg:x1="12.75cm" svg:y1="16.25cm" svg:x2="14cm" svg:y2="17.25cm">
            <text:p/>
          </draw:line>
          <draw:line draw:style-name="gr2" draw:text-style-name="P2" draw:layer="layout" svg:x1="18cm" svg:y1="16.25cm" svg:x2="16.75cm" svg:y2="17.25cm">
            <text:p/>
          </draw:line>
          <draw:line draw:style-name="gr2" draw:text-style-name="P2" draw:layer="layout" svg:x1="13.75cm" svg:y1="18.5cm" svg:x2="13.5cm" svg:y2="19.25cm">
            <text:p/>
          </draw:line>
          <draw:rect draw:style-name="gr3" draw:text-style-name="P4" draw:layer="layout" svg:width="10.75cm" svg:height="1.25cm" svg:x="3.75cm" svg:y="21.75cm">
            <text:p text:style-name="P1"><text:span text:style-name="T2">modifierpropriete[(raquette:raquette:1),couche,32];</text:span></text:p>
          </draw:rect>
          <draw:rect draw:style-name="gr4" draw:text-style-name="P5" draw:layer="layout" svg:width="4.75cm" svg:height="1.25cm" svg:x="2.25cm" svg:y="14.75cm">
            <text:p text:style-name="P1"><text:span text:style-name="T2">(raquette:raquette:1)</text:span></text:p>
          </draw:rect>
          <draw:line draw:style-name="gr2" draw:text-style-name="P2" draw:layer="layout" svg:x1="4.5cm" svg:y1="11.5cm" svg:x2="4.25cm" svg:y2="14.75cm">
            <text:p/>
          </draw:line>
          <draw:line draw:style-name="gr2" draw:text-style-name="P2" draw:layer="layout" svg:x1="13.5cm" svg:y1="20.5cm" svg:x2="12.5cm" svg:y2="21.75cm">
            <text:p/>
          </draw:line>
          <draw:line draw:style-name="gr2" draw:text-style-name="P2" draw:layer="layout" svg:x1="4.5cm" svg:y1="16cm" svg:x2="8.25cm" svg:y2="21.75cm">
            <text:p/>
          </draw:line>
          <draw:line draw:style-name="gr2" draw:text-style-name="P2" draw:layer="layout" svg:x1="10.5cm" svg:y1="8.75cm" svg:x2="10cm" svg:y2="21.75cm">
            <text:p/>
          </draw:line>
        </draw:g>
      </draw:page>
      <draw:page draw:name="page3" draw:style-name="dp1" draw:master-page-name="Standard">
        <draw:g>
          <draw:custom-shape draw:style-name="gr5" draw:text-style-name="P1" draw:layer="layout" svg:width="11cm" svg:height="6.75cm" svg:x="3.424cm" svg:y="3.25cm">
            <text:p text:style-name="P1">Cellul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6" draw:layer="layout" svg:width="4cm" svg:height="0.75cm" svg:x="6.924cm" svg:y="5cm">
            <text:p text:style-name="P1"><text:span text:style-name="T1">Identifiant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6" draw:layer="layout" svg:width="4cm" svg:height="3.25cm" svg:x="6.924cm" svg:y="6cm">
            <text:p text:style-name="P1"><text:span text:style-name="T1">Objet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6" draw:id="id8" draw:layer="layout" svg:width="2.25cm" svg:height="1.5cm" svg:x="11.424cm" svg:y="7.75cm">
            <text:p text:style-name="P1"><text:span text:style-name="T1">Suivant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6" draw:id="id7" draw:layer="layout" svg:width="2.25cm" svg:height="1.5cm" svg:x="4.174cm" svg:y="5cm">
            <text:p text:style-name="P1"><text:span text:style-name="T1">Précédent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4.174cm" svg:y1="5.749cm" svg:x2="1.5cm" svg:y2="5.713cm" draw:start-shape="id7" draw:start-glue-point="5">
            <text:p/>
          </draw:connector>
          <draw:connector draw:style-name="gr2" draw:text-style-name="P2" draw:layer="layout" draw:type="line" svg:x1="13.674cm" svg:y1="8.499cm" svg:x2="16.819cm" svg:y2="8.465cm" draw:start-shape="id8" draw:start-glue-point="7">
            <text:p/>
          </draw:connector>
        </draw:g>
        <draw:g>
          <draw:g>
            <draw:custom-shape draw:style-name="gr5" draw:text-style-name="P7" draw:layer="layout" svg:width="4.538cm" svg:height="2.75cm" svg:x="7.793cm" svg:y="15.25cm">
              <text:p text:style-name="P1"><text:span text:style-name="T4">Cellule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layer="layout" svg:width="1.649cm" svg:height="0.305cm" svg:x="9.238cm" svg:y="15.963cm">
              <text:p text:style-name="P1"><text:span text:style-name="T5">Identifia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layer="layout" svg:width="1.649cm" svg:height="1.324cm" svg:x="9.238cm" svg:y="16.371cm">
              <text:p text:style-name="P1"><text:span text:style-name="T5">Obje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id="id10" draw:layer="layout" svg:width="0.928cm" svg:height="0.611cm" svg:x="11.094cm" svg:y="17.084cm">
              <text:p text:style-name="P1"><text:span text:style-name="T5">Suiva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id="id9" draw:layer="layout" svg:width="0.928cm" svg:height="0.611cm" svg:x="8.103cm" svg:y="15.963cm">
              <text:p text:style-name="P1"><text:span text:style-name="T5">Précéde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style-name="gr2" draw:text-style-name="P2" draw:layer="layout" draw:type="line" svg:x1="8.103cm" svg:y1="16.268cm" svg:x2="7cm" svg:y2="16.254cm" draw:start-shape="id9" draw:start-glue-point="5">
              <text:p/>
            </draw:connector>
            <draw:connector draw:style-name="gr2" draw:text-style-name="P2" draw:layer="layout" draw:type="line" svg:x1="12.022cm" svg:y1="17.389cm" svg:x2="13.319cm" svg:y2="17.374cm" draw:start-shape="id10" draw:start-glue-point="7">
              <text:p/>
            </draw:connector>
          </draw:g>
          <draw:g>
            <draw:custom-shape draw:style-name="gr5" draw:text-style-name="P7" draw:layer="layout" svg:width="4.538cm" svg:height="2.75cm" svg:x="13.224cm" svg:y="15.25cm">
              <text:p text:style-name="P1"><text:span text:style-name="T4">Cellule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layer="layout" svg:width="1.649cm" svg:height="0.305cm" svg:x="14.669cm" svg:y="15.963cm">
              <text:p text:style-name="P1"><text:span text:style-name="T5">Identifia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layer="layout" svg:width="1.649cm" svg:height="1.324cm" svg:x="14.669cm" svg:y="16.371cm">
              <text:p text:style-name="P1"><text:span text:style-name="T5">Obje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id="id12" draw:layer="layout" svg:width="0.928cm" svg:height="0.611cm" svg:x="16.525cm" svg:y="17.084cm">
              <text:p text:style-name="P1"><text:span text:style-name="T5">Suiva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id="id11" draw:layer="layout" svg:width="0.928cm" svg:height="0.611cm" svg:x="13.534cm" svg:y="15.963cm">
              <text:p text:style-name="P1"><text:span text:style-name="T5">Précéde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style-name="gr2" draw:text-style-name="P2" draw:layer="layout" draw:type="line" svg:x1="13.534cm" svg:y1="16.268cm" svg:x2="12.431cm" svg:y2="16.254cm" draw:start-shape="id11" draw:start-glue-point="5">
              <text:p/>
            </draw:connector>
            <draw:connector draw:style-name="gr2" draw:text-style-name="P2" draw:layer="layout" draw:type="line" svg:x1="17.453cm" svg:y1="17.389cm" svg:x2="18.75cm" svg:y2="17.374cm" draw:start-shape="id12" draw:start-glue-point="7">
              <text:p/>
            </draw:connector>
          </draw:g>
          <draw:g draw:id="id16">
            <draw:custom-shape draw:style-name="gr5" draw:text-style-name="P7" draw:layer="layout" svg:width="4.538cm" svg:height="2.75cm" svg:x="2.293cm" svg:y="15.25cm">
              <text:p text:style-name="P1"><text:span text:style-name="T4">Cellule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layer="layout" svg:width="1.649cm" svg:height="0.305cm" svg:x="3.738cm" svg:y="15.963cm">
              <text:p text:style-name="P1"><text:span text:style-name="T5">Identifia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layer="layout" svg:width="1.649cm" svg:height="1.324cm" svg:x="3.738cm" svg:y="16.371cm">
              <text:p text:style-name="P1"><text:span text:style-name="T5">Obje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id="id14" draw:layer="layout" svg:width="0.928cm" svg:height="0.611cm" svg:x="5.594cm" svg:y="17.084cm">
              <text:p text:style-name="P1"><text:span text:style-name="T5">Suiva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" draw:text-style-name="P8" draw:id="id13" draw:layer="layout" svg:width="0.928cm" svg:height="0.611cm" svg:x="2.603cm" svg:y="15.963cm">
              <text:p text:style-name="P1"><text:span text:style-name="T5">Précédent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style-name="gr2" draw:text-style-name="P2" draw:layer="layout" draw:type="line" svg:x1="2.603cm" svg:y1="16.268cm" svg:x2="1.5cm" svg:y2="16.254cm" draw:start-shape="id13" draw:start-glue-point="5">
              <text:p/>
            </draw:connector>
            <draw:connector draw:style-name="gr2" draw:text-style-name="P2" draw:layer="layout" draw:type="line" svg:x1="6.522cm" svg:y1="17.389cm" svg:x2="7.819cm" svg:y2="17.374cm" draw:start-shape="id14" draw:start-glue-point="7">
              <text:p/>
            </draw:connector>
          </draw:g>
          <draw:custom-shape draw:style-name="gr1" draw:text-style-name="P8" draw:id="id15" draw:layer="layout" svg:width="0.928cm" svg:height="0.611cm" svg:x="1.75cm" svg:y="13.639cm">
            <text:p text:style-name="P1"><text:span text:style-name="T5">Origine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2.678cm" svg:y1="13.944cm" svg:x2="4.659cm" svg:y2="15.25cm" draw:start-shape="id15" draw:start-glue-point="7" draw:end-shape="id16" draw:end-glue-point="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Vincent Lecrubier</meta:initial-creator>
    <meta:creation-date>2007-03-20T00:24:41</meta:creation-date>
    <dc:creator>Vincent Lecrubier</dc:creator>
    <dc:date>2007-03-21T00:00:19</dc:date>
    <dc:language>fr-FR</dc:language>
    <meta:editing-cycles>19</meta:editing-cycles>
    <meta:editing-duration>PT1H17M34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